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family="paragraph">
      <style:text-properties fo:language="en" fo:country="US"/>
    </style:style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</office:automatic-styles>
  <office:body>
    <office:text text:use-soft-page-breaks="true">
      <text:list text:style-name="LFO1" text:continue-numbering="true">
        <text:list-item>
          <text:p text:style-name="P1">Leg het verschil uit tussen ‘./Images/photo1.jpg' en '../Images/photo1.jpg'.</text:p>
        </text:list-item>
      </text:list>
      <text:p text:style-name="Lijstalinea">Ik zie echt bijna geen verschil ik zie alleen een punt</text:p>
      <text:list text:style-name="LFO1" text:continue-numbering="true">
        <text:list-item>
          <text:p text:style-name="P2">Wat is het referentiepunt voor een absoluut gepositioneerd element (“position: absolute”)?</text:p>
        </text:list-item>
      </text:list>
      <text:p text:style-name="Lijstalinea">Positie: absoluut plaatst een element ten opzichte van de positie van het bovenliggende element en verandert de lay-out eromheen.</text:p>
      <text:list text:style-name="LFO1" text:continue-numbering="true">
        <text:list-item>
          <text:p text:style-name="P3">Wat is “@keyframes” en wat doet het?</text:p>
        </text:list-item>
      </text:list>
      <text:p text:style-name="Lijstalinea">Het is voor de animtie</text:p>
      <text:list text:style-name="LFO1" text:continue-numbering="true">
        <text:list-item>
          <text:p text:style-name="P4">Welke twee eigenschappen (“properties”) kan je gebruiken bij “@keyframes”? Waarom juist die twee? From en to want je gaat van die plek naar die andere plek</text:p>
        </text:list-item>
        <text:list-item>
          <text:p text:style-name="P5">Wat is een pseudo-selector?</text:p>
        </text:list-item>
      </text:list>
      <text:p text:style-name="Lijstalinea">Een pseudo class is een selector die elementen selecteert die in een specifieke staat zitten<text:s/></text:p>
      <text:list text:style-name="LFO1" text:continue-numbering="true">
        <text:list-item>
          <text:p text:style-name="P6">Geef drie voorbeelden van een pseudo-selector.</text:p>
        </text:list-item>
      </text:list>
      <text:p text:style-name="P7">Fullscreen, modal en picture in picture</text:p>
      <text:list text:style-name="LFO1" text:continue-numbering="true">
        <text:list-item>
          <text:p text:style-name="P8">Welke kleur heeft de link met de class ‘contact-button-main’ wanneer deze nog niet bezocht is? Rood</text:p>
        </text:list-item>
        <text:list-item>
          <text:p text:style-name="P9">Wat doet de property “tekst-align”?</text:p>
        </text:list-item>
      </text:list>
      <text:p text:style-name="Lijstalinea">Dat gaat de tekst alignen</text:p>
      <text:p text:style-name="Lijstalinea"/>
      <text:list text:style-name="LFO1" text:continue-numbering="true">
        <text:list-item>
          <text:p text:style-name="P10">Wat is de “active state” van een element.</text:p>
        </text:list-item>
      </text:list>
      <text:p text:style-name="Lijstalinea">Het<text:s/>activeert het</text:p>
      <text:list text:style-name="LFO1" text:continue-numbering="true">
        <text:list-item>
          <text:p text:style-name="P11">De pseudo class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0-13T06:53:00Z</meta:creation-date>
    <dc:date>2022-10-25T06:48:00Z</dc:date>
    <meta:template xlink:href="Normal.dotm" xlink:type="simple"/>
    <meta:editing-cycles>3</meta:editing-cycles>
    <meta:editing-duration>PT10140S</meta:editing-duration>
    <meta:document-statistic meta:page-count="1" meta:paragraph-count="2" meta:word-count="156" meta:character-count="1015" meta:row-count="7" meta:non-whitespace-character-count="861"/>
  </office:meta>
</office:document-meta>
</file>